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ssFeedView.buildFeedItems( Map &lt; String , Object &gt; model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RssFeedView.buildFeedMetadata( Map &lt; String , Object &gt; model , Channel channel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sFeedViewTests.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